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0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1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9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473371428572" calcext:value-type="float">
            <text:p>6.41473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53187096774" calcext:value-type="float">
            <text:p>6.246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6555" calcext:value-type="float">
            <text:p>6.0066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16392" calcext:value-type="float">
            <text:p>5.90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2685" calcext:value-type="float">
            <text:p>5.9582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73512" calcext:value-type="float">
            <text:p>6.13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91122580645" calcext:value-type="float">
            <text:p>6.2829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047" calcext:value-type="float">
            <text:p>6.472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53792" calcext:value-type="float">
            <text:p>6.6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20290909091" calcext:value-type="float">
            <text:p>7.01520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6312" calcext:value-type="float">
            <text:p>6.98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44475" calcext:value-type="float">
            <text:p>6.6064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02648275862" calcext:value-type="float">
            <text:p>6.32102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55275" calcext:value-type="float">
            <text:p>6.327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88206451613" calcext:value-type="float">
            <text:p>6.442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06838709677" calcext:value-type="float">
            <text:p>6.3850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042275" calcext:value-type="float">
            <text:p>6.430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932" calcext:value-type="float">
            <text:p>6.18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64325" calcext:value-type="float">
            <text:p>6.289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52103225806" calcext:value-type="float">
            <text:p>6.9095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7184516129" calcext:value-type="float">
            <text:p>6.780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6952" calcext:value-type="float">
            <text:p>6.60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95345454546" calcext:value-type="float">
            <text:p>6.45095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16386206897" calcext:value-type="float">
            <text:p>6.36916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174838709677" calcext:value-type="float">
            <text:p>6.491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088077419355" calcext:value-type="float">
            <text:p>6.530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89006451613" calcext:value-type="float">
            <text:p>6.5068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164" calcext:value-type="float">
            <text:p>6.2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6808" calcext:value-type="float">
            <text:p>6.0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24225" calcext:value-type="float">
            <text:p>6.129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647406451613" calcext:value-type="float">
            <text:p>6.226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15277419355" calcext:value-type="float">
            <text:p>6.4211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293909677419" calcext:value-type="float">
            <text:p>6.9729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46941935484" calcext:value-type="float">
            <text:p>7.0004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02735483871" calcext:value-type="float">
            <text:p>6.745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55393103448" calcext:value-type="float">
            <text:p>6.38955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74064516129" calcext:value-type="float">
            <text:p>6.257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276775" calcext:value-type="float">
            <text:p>6.142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5544" calcext:value-type="float">
            <text:p>6.01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8375" calcext:value-type="float">
            <text:p>5.938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4336" calcext:value-type="float">
            <text:p>6.2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60375" calcext:value-type="float">
            <text:p>6.735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60077419355" calcext:value-type="float">
            <text:p>6.9576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36696774194" calcext:value-type="float">
            <text:p>7.4343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94529032258" calcext:value-type="float">
            <text:p>7.845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40903225807" calcext:value-type="float">
            <text:p>7.5374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71148387097" calcext:value-type="float">
            <text:p>7.179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90179310345" calcext:value-type="float">
            <text:p>6.99190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841625806452" calcext:value-type="float">
            <text:p>6.9684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242" calcext:value-type="float">
            <text:p>6.889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2144" calcext:value-type="float">
            <text:p>6.5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788" calcext:value-type="float">
            <text:p>6.3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0808" calcext:value-type="float">
            <text:p>6.5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85725" calcext:value-type="float">
            <text:p>6.858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58322580645" calcext:value-type="float">
            <text:p>6.7065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74624516129" calcext:value-type="float">
            <text:p>6.6374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37032258065" calcext:value-type="float">
            <text:p>6.748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80851612903" calcext:value-type="float">
            <text:p>6.5058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26916129032" calcext:value-type="float">
            <text:p>6.3322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5976" calcext:value-type="float">
            <text:p>6.12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00145454546" calcext:value-type="float">
            <text:p>6.32700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0395" calcext:value-type="float">
            <text:p>6.412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8928" calcext:value-type="float">
            <text:p>6.48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9675" calcext:value-type="float">
            <text:p>6.21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13312" calcext:value-type="float">
            <text:p>6.2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158" calcext:value-type="float">
            <text:p>6.598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10812903226" calcext:value-type="float">
            <text:p>6.875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62735483871" calcext:value-type="float">
            <text:p>6.973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73987096774" calcext:value-type="float">
            <text:p>6.7677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93161290323" calcext:value-type="float">
            <text:p>6.5689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791406451613" calcext:value-type="float">
            <text:p>6.3179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101351724138" calcext:value-type="float">
            <text:p>6.19101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47638709677" calcext:value-type="float">
            <text:p>6.220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44475" calcext:value-type="float">
            <text:p>6.2254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4" calcext:value-type="float">
            <text:p>6.3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10225" calcext:value-type="float">
            <text:p>6.152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2408" calcext:value-type="float">
            <text:p>6.3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407329032258" calcext:value-type="float">
            <text:p>6.5840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75251612903" calcext:value-type="float">
            <text:p>6.819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27793548387" calcext:value-type="float">
            <text:p>6.648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298606451613" calcext:value-type="float">
            <text:p>6.512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65379310345" calcext:value-type="float">
            <text:p>6.5316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5525" calcext:value-type="float">
            <text:p>6.706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5035" calcext:value-type="float">
            <text:p>6.695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7552" calcext:value-type="float">
            <text:p>6.70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46625" calcext:value-type="float">
            <text:p>6.397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2928" calcext:value-type="float">
            <text:p>6.3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8465" calcext:value-type="float">
            <text:p>6.391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17109677419" calcext:value-type="float">
            <text:p>6.543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50270967742" calcext:value-type="float">
            <text:p>6.7875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14658064516" calcext:value-type="float">
            <text:p>7.072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41935483871" calcext:value-type="float">
            <text:p>7.214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95741935484" calcext:value-type="float">
            <text:p>7.094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37393548387" calcext:value-type="float">
            <text:p>6.654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21525" calcext:value-type="float">
            <text:p>6.6752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7696" calcext:value-type="float">
            <text:p>6.48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31575" calcext:value-type="float">
            <text:p>6.336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556" calcext:value-type="float">
            <text:p>6.48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63835294118" calcext:value-type="float">
            <text:p>6.96763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0455" calcext:value-type="float">
            <text:p>7.2220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42451612903" calcext:value-type="float">
            <text:p>7.624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960275" calcext:value-type="float">
            <text:p>7.4896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45006451613" calcext:value-type="float">
            <text:p>7.1774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7072" calcext:value-type="float">
            <text:p>7.08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0624516129" calcext:value-type="float">
            <text:p>6.866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07025" calcext:value-type="float">
            <text:p>6.6580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352" calcext:value-type="float">
            <text:p>6.4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15525" calcext:value-type="float">
            <text:p>6.5761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73290322581" calcext:value-type="float">
            <text:p>6.7857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07148387097" calcext:value-type="float">
            <text:p>7.012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84" calcext:value-type="float">
            <text:p>7.3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72593548387" calcext:value-type="float">
            <text:p>7.9467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914275" calcext:value-type="float">
            <text:p>7.6191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24168421053" calcext:value-type="float">
            <text:p>7.08724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13125" calcext:value-type="float">
            <text:p>7.146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53855483871" calcext:value-type="float">
            <text:p>7.005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99721739131" calcext:value-type="float">
            <text:p>7.2829972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6755" calcext:value-type="float">
            <text:p>7.309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3088" calcext:value-type="float">
            <text:p>7.14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9035" calcext:value-type="float">
            <text:p>6.8479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80825806452" calcext:value-type="float">
            <text:p>6.675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6145" calcext:value-type="float">
            <text:p>6.8216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76415483871" calcext:value-type="float">
            <text:p>6.767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7775483871" calcext:value-type="float">
            <text:p>6.712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62325" calcext:value-type="float">
            <text:p>6.510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23070967742" calcext:value-type="float">
            <text:p>6.1352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822" calcext:value-type="float">
            <text:p>6.19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698" calcext:value-type="float">
            <text:p>6.346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3535" calcext:value-type="float">
            <text:p>6.6383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45625" calcext:value-type="float">
            <text:p>6.6984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968" calcext:value-type="float">
            <text:p>6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75275" calcext:value-type="float">
            <text:p>6.4037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98425806452" calcext:value-type="float">
            <text:p>6.178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037212903226" calcext:value-type="float">
            <text:p>6.3203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31925" calcext:value-type="float">
            <text:p>6.493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58477419355" calcext:value-type="float">
            <text:p>6.8295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43875" calcext:value-type="float">
            <text:p>7.7014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73367741936" calcext:value-type="float">
            <text:p>7.4187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93341935484" calcext:value-type="float">
            <text:p>7.283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041517241379" calcext:value-type="float">
            <text:p>7.0004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854374193549" calcext:value-type="float">
            <text:p>6.80854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15575" calcext:value-type="float">
            <text:p>6.5801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0064" calcext:value-type="float">
            <text:p>6.32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674" calcext:value-type="float">
            <text:p>6.154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9115" calcext:value-type="float">
            <text:p>6.149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80490322581" calcext:value-type="float">
            <text:p>6.5998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125" calcext:value-type="float">
            <text:p>7.09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37464" calcext:value-type="float">
            <text:p>7.67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469890909091" calcext:value-type="float">
            <text:p>7.55469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43535483871" calcext:value-type="float">
            <text:p>6.961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979870967742" calcext:value-type="float">
            <text:p>6.8697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2608" calcext:value-type="float">
            <text:p>6.8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114" calcext:value-type="float">
            <text:p>7.008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63945" calcext:value-type="float">
            <text:p>6.966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948" calcext:value-type="float">
            <text:p>6.69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427025" calcext:value-type="float">
            <text:p>6.734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86658064516" calcext:value-type="float">
            <text:p>7.117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837" calcext:value-type="float">
            <text:p>7.077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33832258064" calcext:value-type="float">
            <text:p>7.2543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3415" calcext:value-type="float">
            <text:p>7.6853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92755" calcext:value-type="float">
            <text:p>7.9192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49058064516" calcext:value-type="float">
            <text:p>7.5384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3875862069" calcext:value-type="float">
            <text:p>6.845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085135483871" calcext:value-type="float">
            <text:p>6.860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5525" calcext:value-type="float">
            <text:p>7.08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52" calcext:value-type="float">
            <text:p>7.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47625" calcext:value-type="float">
            <text:p>6.8584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01135483871" calcext:value-type="float">
            <text:p>6.617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87375" calcext:value-type="float">
            <text:p>6.9908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785522580645" calcext:value-type="float">
            <text:p>6.977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25419354839" calcext:value-type="float">
            <text:p>7.4292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79675" calcext:value-type="float">
            <text:p>7.517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00064516129" calcext:value-type="float">
            <text:p>7.180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1855483871" calcext:value-type="float">
            <text:p>6.548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6975" calcext:value-type="float">
            <text:p>6.27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377" calcext:value-type="float">
            <text:p>5.937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668" calcext:value-type="float">
            <text:p>5.85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212" calcext:value-type="float">
            <text:p>5.8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90864516129" calcext:value-type="float">
            <text:p>6.077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420696774194" calcext:value-type="float">
            <text:p>6.154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93625" calcext:value-type="float">
            <text:p>5.9669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9368" calcext:value-type="float">
            <text:p>6.1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156825" calcext:value-type="float">
            <text:p>6.4515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5952" calcext:value-type="float">
            <text:p>6.18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09755" calcext:value-type="float">
            <text:p>6.280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41742857143" calcext:value-type="float">
            <text:p>6.3334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4465" calcext:value-type="float">
            <text:p>6.239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41961290323" calcext:value-type="float">
            <text:p>6.2824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2264" calcext:value-type="float">
            <text:p>6.05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24025" calcext:value-type="float">
            <text:p>5.732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15587096774" calcext:value-type="float">
            <text:p>5.9051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02709677419" calcext:value-type="float">
            <text:p>6.534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05475" calcext:value-type="float">
            <text:p>6.915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266981818182" calcext:value-type="float">
            <text:p>7.25266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4184" calcext:value-type="float">
            <text:p>6.82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02525" calcext:value-type="float">
            <text:p>6.2980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827972413793" calcext:value-type="float">
            <text:p>6.25827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2735" calcext:value-type="float">
            <text:p>6.3792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63587096774" calcext:value-type="float">
            <text:p>6.3166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54664" calcext:value-type="float">
            <text:p>6.19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65175" calcext:value-type="float">
            <text:p>5.976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85104516129" calcext:value-type="float">
            <text:p>5.878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30374193548" calcext:value-type="float">
            <text:p>6.031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457109677419" calcext:value-type="float">
            <text:p>6.314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84272" calcext:value-type="float">
            <text:p>6.6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3952" calcext:value-type="float">
            <text:p>6.23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18219354839" calcext:value-type="float">
            <text:p>6.0911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11257142857" calcext:value-type="float">
            <text:p>6.2891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34709677419" calcext:value-type="float">
            <text:p>6.046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89858064516" calcext:value-type="float">
            <text:p>6.2308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08218181818" calcext:value-type="float">
            <text:p>6.51108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16722580645" calcext:value-type="float">
            <text:p>6.4261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90090322581" calcext:value-type="float">
            <text:p>6.2249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95974193548" calcext:value-type="float">
            <text:p>6.707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7968" calcext:value-type="float">
            <text:p>7.4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221" calcext:value-type="float">
            <text:p>7.864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14408" calcext:value-type="float">
            <text:p>7.31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74735483871" calcext:value-type="float">
            <text:p>6.7907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45057142857" calcext:value-type="float">
            <text:p>6.70745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12542857143" calcext:value-type="float">
            <text:p>6.6641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14848" calcext:value-type="float">
            <text:p>6.278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429341935484" calcext:value-type="float">
            <text:p>6.3542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04670967742" calcext:value-type="float">
            <text:p>6.5680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28180645161" calcext:value-type="float">
            <text:p>6.7652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41367741936" calcext:value-type="float">
            <text:p>7.144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5372" calcext:value-type="float">
            <text:p>7.67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7095" calcext:value-type="float">
            <text:p>7.9627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2896" calcext:value-type="float">
            <text:p>7.85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658141935484" calcext:value-type="float">
            <text:p>7.896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84885714286" calcext:value-type="float">
            <text:p>7.82584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14941935484" calcext:value-type="float">
            <text:p>7.869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77264516129" calcext:value-type="float">
            <text:p>7.6567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3328" calcext:value-type="float">
            <text:p>7.46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3055" calcext:value-type="float">
            <text:p>7.0163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996" calcext:value-type="float">
            <text:p>7.2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066" calcext:value-type="float">
            <text:p>7.38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8308" calcext:value-type="float">
            <text:p>7.7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312180645161" calcext:value-type="float">
            <text:p>8.5331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213163636364" calcext:value-type="float">
            <text:p>8.14213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89367741935" calcext:value-type="float">
            <text:p>7.5558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662375" calcext:value-type="float">
            <text:p>7.2766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6056" calcext:value-type="float">
            <text:p>6.69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24975" calcext:value-type="float">
            <text:p>6.570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918575" calcext:value-type="float">
            <text:p>6.4391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71535483871" calcext:value-type="float">
            <text:p>6.153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6265" calcext:value-type="float">
            <text:p>6.155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1344516129" calcext:value-type="float">
            <text:p>6.680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88025" calcext:value-type="float">
            <text:p>7.0428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43675" calcext:value-type="float">
            <text:p>6.923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32774193549" calcext:value-type="float">
            <text:p>7.36632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65163636364" calcext:value-type="float">
            <text:p>7.73065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26503225807" calcext:value-type="float">
            <text:p>7.9092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69075" calcext:value-type="float">
            <text:p>7.050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42344827586" calcext:value-type="float">
            <text:p>6.47542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818" calcext:value-type="float">
            <text:p>6.54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067" calcext:value-type="float">
            <text:p>6.632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791948387097" calcext:value-type="float">
            <text:p>6.557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0584" calcext:value-type="float">
            <text:p>6.4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4865" calcext:value-type="float">
            <text:p>6.559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1" calcext:value-type="float">
            <text:p>6.8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51525" calcext:value-type="float">
            <text:p>7.5515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277058064516" calcext:value-type="float">
            <text:p>7.4927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84727272727" calcext:value-type="float">
            <text:p>6.73284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39174193548" calcext:value-type="float">
            <text:p>5.973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43045" calcext:value-type="float">
            <text:p>5.4843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47475862069" calcext:value-type="float">
            <text:p>5.534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080775" calcext:value-type="float">
            <text:p>5.7008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8875" calcext:value-type="float">
            <text:p>5.957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98993548387" calcext:value-type="float">
            <text:p>6.2489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16872727273" calcext:value-type="float">
            <text:p>6.3491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16375" calcext:value-type="float">
            <text:p>6.2631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53395" calcext:value-type="float">
            <text:p>6.145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7915" calcext:value-type="float">
            <text:p>6.3327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75587096774" calcext:value-type="float">
            <text:p>6.514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60436363636" calcext:value-type="float">
            <text:p>6.76360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04619354839" calcext:value-type="float">
            <text:p>6.9080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988375" calcext:value-type="float">
            <text:p>6.6898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87420689655" calcext:value-type="float">
            <text:p>6.45587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4825" calcext:value-type="float">
            <text:p>6.52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5245" calcext:value-type="float">
            <text:p>6.482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7665" calcext:value-type="float">
            <text:p>6.1327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631325" calcext:value-type="float">
            <text:p>6.3163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7555" calcext:value-type="float">
            <text:p>6.4257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3343" calcext:value-type="float">
            <text:p>6.173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75535483871" calcext:value-type="float">
            <text:p>6.473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694254545455" calcext:value-type="float">
            <text:p>6.68694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11895652174" calcext:value-type="float">
            <text:p>6.120118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14044444444" calcext:value-type="float">
            <text:p>6.26014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8928" calcext:value-type="float">
            <text:p>6.2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71775" calcext:value-type="float">
            <text:p>6.1237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89006451613" calcext:value-type="float">
            <text:p>6.1258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42451612903" calcext:value-type="float">
            <text:p>5.719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46181818182" calcext:value-type="float">
            <text:p>5.58846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9575" calcext:value-type="float">
            <text:p>5.755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1805" calcext:value-type="float">
            <text:p>6.0161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5476" calcext:value-type="float">
            <text:p>6.4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914425" calcext:value-type="float">
            <text:p>6.8691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566352941177" calcext:value-type="float">
            <text:p>6.7656635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932" calcext:value-type="float">
            <text:p>6.05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61018181818" calcext:value-type="float">
            <text:p>5.7826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0672" calcext:value-type="float">
            <text:p>5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143825" calcext:value-type="float">
            <text:p>5.4114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54375" calcext:value-type="float">
            <text:p>5.405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442761290323" calcext:value-type="float">
            <text:p>5.584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00363636364" calcext:value-type="float">
            <text:p>5.5940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215875" calcext:value-type="float">
            <text:p>5.8421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087" calcext:value-type="float">
            <text:p>6.030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319" calcext:value-type="float">
            <text:p>6.362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950993548387" calcext:value-type="float">
            <text:p>6.5995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784" calcext:value-type="float">
            <text:p>6.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57729032258" calcext:value-type="float">
            <text:p>6.806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538" calcext:value-type="float">
            <text:p>6.209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472248275862" calcext:value-type="float">
            <text:p>6.17472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9875" calcext:value-type="float">
            <text:p>6.376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62025" calcext:value-type="float">
            <text:p>6.4866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023329032258" calcext:value-type="float">
            <text:p>6.340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39771428571" calcext:value-type="float">
            <text:p>6.3933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70477419355" calcext:value-type="float">
            <text:p>6.646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0655" calcext:value-type="float">
            <text:p>7.001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13875" calcext:value-type="float">
            <text:p>6.8251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294477419355" calcext:value-type="float">
            <text:p>7.042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553236363636" calcext:value-type="float">
            <text:p>6.69553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147174193548" calcext:value-type="float">
            <text:p>5.851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453125" calcext:value-type="float">
            <text:p>5.7745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36275862069" calcext:value-type="float">
            <text:p>5.7533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788625" calcext:value-type="float">
            <text:p>5.9478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01835" calcext:value-type="float">
            <text:p>6.0401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44980645161" calcext:value-type="float">
            <text:p>6.2044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57895" calcext:value-type="float">
            <text:p>5.93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1485" calcext:value-type="float">
            <text:p>6.141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139" calcext:value-type="float">
            <text:p>6.446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81475" calcext:value-type="float">
            <text:p>6.518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53212903226" calcext:value-type="float">
            <text:p>6.8385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461890909091" calcext:value-type="float">
            <text:p>6.9146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455922580645" calcext:value-type="float">
            <text:p>6.5145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13" calcext:value-type="float">
            <text:p>6.37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1048" calcext:value-type="float">
            <text:p>6.4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523" calcext:value-type="float">
            <text:p>6.470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7905" calcext:value-type="float">
            <text:p>6.324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24877419355" calcext:value-type="float">
            <text:p>6.046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2525" calcext:value-type="float">
            <text:p>5.830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33109677419" calcext:value-type="float">
            <text:p>5.918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445475" calcext:value-type="float">
            <text:p>5.9244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5695" calcext:value-type="float">
            <text:p>6.0805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80129032258" calcext:value-type="float">
            <text:p>6.312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295418181818" calcext:value-type="float">
            <text:p>6.50295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91432258065" calcext:value-type="float">
            <text:p>6.5289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9765" calcext:value-type="float">
            <text:p>6.6699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2124137931" calcext:value-type="float">
            <text:p>6.718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672" calcext:value-type="float">
            <text:p>6.6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56152" calcext:value-type="float">
            <text:p>6.72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35329032258" calcext:value-type="float">
            <text:p>6.5383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71303225807" calcext:value-type="float">
            <text:p>6.5407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9275" calcext:value-type="float">
            <text:p>6.65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9979" calcext:value-type="float">
            <text:p>6.689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648975" calcext:value-type="float">
            <text:p>6.966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14606451613" calcext:value-type="float">
            <text:p>7.4121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83781818182" calcext:value-type="float">
            <text:p>7.58083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73780645161" calcext:value-type="float">
            <text:p>6.984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98775" calcext:value-type="float">
            <text:p>6.639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31668965517" calcext:value-type="float">
            <text:p>6.58031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321125" calcext:value-type="float">
            <text:p>6.6432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073" calcext:value-type="float">
            <text:p>6.680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45987096774" calcext:value-type="float">
            <text:p>6.432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735127272727" calcext:value-type="float">
            <text:p>6.44735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51277419355" calcext:value-type="float">
            <text:p>6.6345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622" calcext:value-type="float">
            <text:p>6.88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36375" calcext:value-type="float">
            <text:p>7.1013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628" calcext:value-type="float">
            <text:p>7.3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091636363636" calcext:value-type="float">
            <text:p>7.1009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97161290323" calcext:value-type="float">
            <text:p>6.8889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50325" calcext:value-type="float">
            <text:p>6.6935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56220689655" calcext:value-type="float">
            <text:p>6.62656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67927272727" calcext:value-type="float">
            <text:p>6.5316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64903225806" calcext:value-type="float">
            <text:p>6.409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50812903226" calcext:value-type="float">
            <text:p>6.646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58181818182" calcext:value-type="float">
            <text:p>6.5485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14270967742" calcext:value-type="float">
            <text:p>6.1931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9905" calcext:value-type="float">
            <text:p>6.400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96077419355" calcext:value-type="float">
            <text:p>6.7899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81875" calcext:value-type="float">
            <text:p>6.931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107" calcext:value-type="float">
            <text:p>6.952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46632258065" calcext:value-type="float">
            <text:p>6.3734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37527272727" calcext:value-type="float">
            <text:p>6.00437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8552" calcext:value-type="float">
            <text:p>6.10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769" calcext:value-type="float">
            <text:p>6.152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7505" calcext:value-type="float">
            <text:p>6.0047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3855" calcext:value-type="float">
            <text:p>6.132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509125" calcext:value-type="float">
            <text:p>6.445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343690322581" calcext:value-type="float">
            <text:p>6.703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32945454545" calcext:value-type="float">
            <text:p>6.79232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17775" calcext:value-type="float">
            <text:p>7.1371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804" calcext:value-type="float">
            <text:p>6.8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955690322581" calcext:value-type="float">
            <text:p>6.1395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43225" calcext:value-type="float">
            <text:p>6.1254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672283870968" calcext:value-type="float">
            <text:p>6.1767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265381818182" calcext:value-type="float">
            <text:p>6.36265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788516129032" calcext:value-type="float">
            <text:p>6.3078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03575" calcext:value-type="float">
            <text:p>6.3820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6085" calcext:value-type="float">
            <text:p>6.3926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02275" calcext:value-type="float">
            <text:p>6.6590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25527272727" calcext:value-type="float">
            <text:p>7.457255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59664516129" calcext:value-type="float">
            <text:p>6.629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0635" calcext:value-type="float">
            <text:p>6.2230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780193103448" calcext:value-type="float">
            <text:p>6.08780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7707" calcext:value-type="float">
            <text:p>6.037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428" calcext:value-type="float">
            <text:p>6.09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20387096774" calcext:value-type="float">
            <text:p>5.9082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6385" calcext:value-type="float">
            <text:p>5.8706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51725" calcext:value-type="float">
            <text:p>6.043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031875" calcext:value-type="float">
            <text:p>6.3603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45825" calcext:value-type="float">
            <text:p>6.7144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36387096774" calcext:value-type="float">
            <text:p>7.188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30925" calcext:value-type="float">
            <text:p>7.046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02425806452" calcext:value-type="float">
            <text:p>6.880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59625" calcext:value-type="float">
            <text:p>7.056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84662068966" calcext:value-type="float">
            <text:p>6.68184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6915" calcext:value-type="float">
            <text:p>6.2946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231" calcext:value-type="float">
            <text:p>6.03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837125" calcext:value-type="float">
            <text:p>6.0183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993" calcext:value-type="float">
            <text:p>6.039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6496" calcext:value-type="float">
            <text:p>6.0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366838709677" calcext:value-type="float">
            <text:p>6.613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30925" calcext:value-type="float">
            <text:p>6.6653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716851612903" calcext:value-type="float">
            <text:p>5.957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684" calcext:value-type="float">
            <text:p>5.8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7704" calcext:value-type="float">
            <text:p>5.83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33875" calcext:value-type="float">
            <text:p>5.7583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6072" calcext:value-type="float">
            <text:p>5.77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198075" calcext:value-type="float">
            <text:p>5.9419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07122580645" calcext:value-type="float">
            <text:p>6.0390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1135" calcext:value-type="float">
            <text:p>6.242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570477419355" calcext:value-type="float">
            <text:p>6.2657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36903225807" calcext:value-type="float">
            <text:p>6.4553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782725" calcext:value-type="float">
            <text:p>6.2378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136" calcext:value-type="float">
            <text:p>5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7865" calcext:value-type="float">
            <text:p>5.530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50571428571" calcext:value-type="float">
            <text:p>5.7335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88875" calcext:value-type="float">
            <text:p>5.9678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487251612903" calcext:value-type="float">
            <text:p>5.8748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646890322581" calcext:value-type="float">
            <text:p>5.8164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255922580645" calcext:value-type="float">
            <text:p>5.7525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494" calcext:value-type="float">
            <text:p>5.85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1755" calcext:value-type="float">
            <text:p>5.976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854477419355" calcext:value-type="float">
            <text:p>6.128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27432258065" calcext:value-type="float">
            <text:p>6.361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49212903226" calcext:value-type="float">
            <text:p>6.5184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02141935484" calcext:value-type="float">
            <text:p>6.4640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35664516129" calcext:value-type="float">
            <text:p>6.614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82909090909" calcext:value-type="float">
            <text:p>6.7028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5765" calcext:value-type="float">
            <text:p>6.898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14225" calcext:value-type="float">
            <text:p>6.853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9832" calcext:value-type="float">
            <text:p>6.62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4485" calcext:value-type="float">
            <text:p>6.6364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68525" calcext:value-type="float">
            <text:p>6.6256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52696774194" calcext:value-type="float">
            <text:p>7.190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63638709677" calcext:value-type="float">
            <text:p>7.5006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20361290323" calcext:value-type="float">
            <text:p>7.6022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11418181818" calcext:value-type="float">
            <text:p>7.9101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2952" calcext:value-type="float">
            <text:p>7.34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226" calcext:value-type="float">
            <text:p>6.76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10028571429" calcext:value-type="float">
            <text:p>6.7351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65525" calcext:value-type="float">
            <text:p>6.706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93780645161" calcext:value-type="float">
            <text:p>7.060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00593548387" calcext:value-type="float">
            <text:p>6.758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7472" calcext:value-type="float">
            <text:p>6.5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24438709677" calcext:value-type="float">
            <text:p>6.650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50735483871" calcext:value-type="float">
            <text:p>6.79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56929032258" calcext:value-type="float">
            <text:p>6.7425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4375" calcext:value-type="float">
            <text:p>6.548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82" calcext:value-type="float">
            <text:p>6.1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92103225807" calcext:value-type="float">
            <text:p>5.9189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6024" calcext:value-type="float">
            <text:p>5.8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78967741936" calcext:value-type="float">
            <text:p>5.9617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15535483871" calcext:value-type="float">
            <text:p>5.864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3792" calcext:value-type="float">
            <text:p>5.8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64438709677" calcext:value-type="float">
            <text:p>5.659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392" calcext:value-type="float">
            <text:p>5.9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71767741936" calcext:value-type="float">
            <text:p>6.147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078625" calcext:value-type="float">
            <text:p>6.290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17367741935" calcext:value-type="float">
            <text:p>6.3671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78525" calcext:value-type="float">
            <text:p>6.6637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1224" calcext:value-type="float">
            <text:p>6.87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8435" calcext:value-type="float">
            <text:p>5.9868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26342857143" calcext:value-type="float">
            <text:p>5.8632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98965" calcext:value-type="float">
            <text:p>6.029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03425" calcext:value-type="float">
            <text:p>6.370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988670967742" calcext:value-type="float">
            <text:p>6.0498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97935483871" calcext:value-type="float">
            <text:p>5.979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97419354839" calcext:value-type="float">
            <text:p>5.950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143104" calcext:value-type="float">
            <text:p>5.841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55657142857" calcext:value-type="float">
            <text:p>6.0315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19819354839" calcext:value-type="float">
            <text:p>6.6001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0025" calcext:value-type="float">
            <text:p>6.878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64877419355" calcext:value-type="float">
            <text:p>6.5796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96232258065" calcext:value-type="float">
            <text:p>5.7699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489268965517" calcext:value-type="float">
            <text:p>5.85489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993316129032" calcext:value-type="float">
            <text:p>5.929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37475" calcext:value-type="float">
            <text:p>6.0463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9784" calcext:value-type="float">
            <text:p>6.22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8009" calcext:value-type="float">
            <text:p>6.168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79277419355" calcext:value-type="float">
            <text:p>6.2077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19070967742" calcext:value-type="float">
            <text:p>6.577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73574193548" calcext:value-type="float">
            <text:p>6.820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092" calcext:value-type="float">
            <text:p>7.0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93575" calcext:value-type="float">
            <text:p>7.4869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6664" calcext:value-type="float">
            <text:p>7.03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7904516129" calcext:value-type="float">
            <text:p>6.213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55371428571" calcext:value-type="float">
            <text:p>6.1175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90658064516" calcext:value-type="float">
            <text:p>5.9139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318348387097" calcext:value-type="float">
            <text:p>6.003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07016" calcext:value-type="float">
            <text:p>6.0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287148387097" calcext:value-type="float">
            <text:p>5.7928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14336" calcext:value-type="float">
            <text:p>5.8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708748387097" calcext:value-type="float">
            <text:p>5.997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252412903226" calcext:value-type="float">
            <text:p>6.012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8296" calcext:value-type="float">
            <text:p>6.3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86296774193" calcext:value-type="float">
            <text:p>7.21186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18272" calcext:value-type="float">
            <text:p>7.15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73058064516" calcext:value-type="float">
            <text:p>6.791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35779310345" calcext:value-type="float">
            <text:p>6.83035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70735483871" calcext:value-type="float">
            <text:p>6.470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02709677419" calcext:value-type="float">
            <text:p>6.153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94276923077" calcext:value-type="float">
            <text:p>5.81394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4081093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50" meta:object-count="0"/>
    <meta:user-defined meta:name="AppVersion">3.0</meta:user-defined>
  </office:meta>
</office:document-meta>
</file>